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62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18pt" fo:language="en" fo:country="GB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865cm" svg:x="1.4cm" svg:y="2.31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“</text:span><text:span text:style-name="T2">Office Hours”</text:span></text:p>
            <text:p><text:span text:style-name="T2">Monday 1100-1130ish</text:span></text:p>
            <text:p><text:span text:style-name="T2"/></text:p>
            <text:p><text:span text:style-name="T2">Feel free to ask anything via audio or chat...</text:span></text:p>
            <text:p><text:span text:style-name="T3"/></text:p>
            <text:p><text:span text:style-name="T1"/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20T12:14:19.182211876</meta:creation-date>
    <dc:date>2020-10-05T10:59:22.975485533</dc:date>
    <meta:editing-duration>PT14H53M50S</meta:editing-duration>
    <meta:editing-cycles>178</meta:editing-cycles>
    <meta:generator>LibreOffice/6.4.4.2$Linux_X86_64 LibreOffice_project/40$Build-2</meta:generator>
    <meta:document-statistic meta:object-count="25"/>
  </office:meta>
</office:document-meta>
</file>